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Which products should the company look to expand on in the United Kingdom<text:s/>branch, for each category?</text:p>
      <text:p text:style-name="Normal"/>
      <text:p text:style-name="Normal">I believe that when looking for products to expand on, it is best to look for safe investments, expanding product lines that have proven success. In the accessories category helmets and tyres and tubes are the most profitable by a large margin, as they are must have items for any biker. I believe these two product lines are the best areas to look at in the accessories category. In the bike category mountain bikes are the constant winner each year from 2011 to 2016, so I would focus on mountain bikes when looking to expand the range.<text:s/>Finally,<text:s/>in the clothing category we have jerseys as the best seller. Though clothing is a relatively small branch of<text:s/>the company, having only been introduced in 2013.</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agan Prince</meta:initial-creator>
    <dc:creator>Reagan Prince</dc:creator>
    <meta:creation-date>2019-03-06T10:46:00Z</meta:creation-date>
    <dc:date>2019-03-06T12:01:00Z</dc:date>
    <meta:template xlink:href="Normal" xlink:type="simple"/>
    <meta:editing-cycles>2</meta:editing-cycles>
    <meta:editing-duration>PT4500S</meta:editing-duration>
    <meta:document-statistic meta:page-count="1" meta:paragraph-count="1" meta:word-count="121" meta:character-count="810" meta:row-count="5" meta:non-whitespace-character-count="690"/>
  </office:meta>
</office:document-meta>
</file>